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0.8071in"/>
    </style:style>
    <style:style style:name="co9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689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4.578in" svg:y="2.6236in">
            <draw:object draw:notify-on-update-of-ranges="Sheet1.G1:Sheet1.G1 Sheet1.G2:Sheet1.G21 Sheet1.H1:Sheet1.H1 Sheet1.H2:Sheet1.H21 Sheet1.I1:Sheet1.I1 Sheet1.I2:Sheet1.I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ce1"/>
          <table:table-cell/>
          <table:table-cell office:value-type="string">
            <text:p>Rewiring Probability</text:p>
          </table:table-cell>
          <table:table-cell office:value-type="string">
            <text:p>Cluster-Coeficient</text:p>
          </table:table-cell>
          <table:table-cell office:value-type="string">
            <text:p>Average-Path-Length</text:p>
          </table:table-cell>
          <table:table-cell table:number-columns-repeated="3"/>
          <table:table-cell table:style-name="ce1"/>
          <table:table-cell/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">
            <text:p>0</text:p>
          </table:table-cell>
          <table:table-cell table:formula="of:=AVERAGE([.B2];[.B22];[.B42];[.B62];[.B82];[.B102];[.B122];[.B142];[.B162];[.B182];[.B202];[.B222])" office:value-type="float" office:value="1">
            <text:p>1</text:p>
          </table:table-cell>
          <table:table-cell table:formula="of:=AVERAGE([.C2];[.C22];[.C42];[.C62];[.C82];[.C102];[.C122];[.C142];[.C162];[.C182];[.C202];[.C222])" office:value-type="float" office:value="1">
            <text:p>1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716190476190476">
            <text:p>0.7161904762</text:p>
          </table:table-cell>
          <table:table-cell office:value-type="float" office:value="0.823333333333333">
            <text:p>0.82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05">
            <text:p>0.05</text:p>
          </table:table-cell>
          <table:table-cell table:formula="of:=AVERAGE([.B3];[.B23];[.B43];[.B63];[.B83];[.B103];[.B123];[.B143];[.B163];[.B183];[.B203];[.B223])" office:value-type="float" office:value="0.732996031746032">
            <text:p>0.7329960317</text:p>
          </table:table-cell>
          <table:table-cell table:formula="of:=AVERAGE([.C3];[.C23];[.C43];[.C63];[.C83];[.C103];[.C123];[.C143];[.C163];[.C183];[.C203];[.C223])" office:value-type="float" office:value="0.859027777777778">
            <text:p>0.8590277778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673333333333333">
            <text:p>0.6733333333</text:p>
          </table:table-cell>
          <table:table-cell office:value-type="float" office:value="0.846666666666667">
            <text:p>0.84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1">
            <text:p>0.1</text:p>
          </table:table-cell>
          <table:table-cell table:formula="of:=AVERAGE([.B4];[.B24];[.B44];[.B64];[.B84];[.B104];[.B124];[.B144];[.B164];[.B184];[.B204];[.B224])" office:value-type="float" office:value="0.661388888888889">
            <text:p>0.6613888889</text:p>
          </table:table-cell>
          <table:table-cell table:formula="of:=AVERAGE([.C4];[.C24];[.C44];[.C64];[.C84];[.C104];[.C124];[.C144];[.C164];[.C184];[.C204];[.C224])" office:value-type="float" office:value="0.773055555555555">
            <text:p>0.7730555556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575714285714286">
            <text:p>0.5757142857</text:p>
          </table:table-cell>
          <table:table-cell office:value-type="float" office:value="0.546666666666667">
            <text:p>0.54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15">
            <text:p>0.15</text:p>
          </table:table-cell>
          <table:table-cell table:formula="of:=AVERAGE([.B5];[.B25];[.B45];[.B65];[.B85];[.B105];[.B125];[.B145];[.B165];[.B185];[.B205];[.B225])" office:value-type="float" office:value="0.608710317460317">
            <text:p>0.6087103175</text:p>
          </table:table-cell>
          <table:table-cell table:formula="of:=AVERAGE([.C5];[.C25];[.C45];[.C65];[.C85];[.C105];[.C125];[.C145];[.C165];[.C185];[.C205];[.C225])" office:value-type="float" office:value="0.639880952380952">
            <text:p>0.6398809524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6547619047619">
            <text:p>0.5654761905</text:p>
          </table:table-cell>
          <table:table-cell office:value-type="float" office:value="0.496666666666667">
            <text:p>0.49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2">
            <text:p>0.2</text:p>
          </table:table-cell>
          <table:table-cell table:formula="of:=AVERAGE([.B6];[.B26];[.B46];[.B66];[.B86];[.B106];[.B126];[.B146];[.B166];[.B186];[.B206];[.B226])" office:value-type="float" office:value="0.56531746031746">
            <text:p>0.5653174603</text:p>
          </table:table-cell>
          <table:table-cell table:formula="of:=AVERAGE([.C6];[.C26];[.C46];[.C66];[.C86];[.C106];[.C126];[.C146];[.C166];[.C186];[.C206];[.C226])" office:value-type="float" office:value="0.520421245421245">
            <text:p>0.5204212454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2952380952381">
            <text:p>0.5295238095</text:p>
          </table:table-cell>
          <table:table-cell office:value-type="float" office:value="0.532619047619047">
            <text:p>0.5326190476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25">
            <text:p>0.25</text:p>
          </table:table-cell>
          <table:table-cell table:formula="of:=AVERAGE([.B7];[.B27];[.B47];[.B67];[.B87];[.B107];[.B127];[.B147];[.B167];[.B187];[.B207];[.B227])" office:value-type="float" office:value="0.562976190476191">
            <text:p>0.5629761905</text:p>
          </table:table-cell>
          <table:table-cell table:formula="of:=AVERAGE([.C7];[.C27];[.C47];[.C67];[.C87];[.C107];[.C127];[.C147];[.C167];[.C187];[.C207];[.C227])" office:value-type="float" office:value="0.522803724053724">
            <text:p>0.5228037241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58333333333333">
            <text:p>0.5583333333</text:p>
          </table:table-cell>
          <table:table-cell office:value-type="float" office:value="0.507142857142857">
            <text:p>0.507142857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3">
            <text:p>0.3</text:p>
          </table:table-cell>
          <table:table-cell table:formula="of:=AVERAGE([.B8];[.B28];[.B48];[.B68];[.B88];[.B108];[.B128];[.B148];[.B168];[.B188];[.B208];[.B228])" office:value-type="float" office:value="0.545575396825397">
            <text:p>0.5455753968</text:p>
          </table:table-cell>
          <table:table-cell table:formula="of:=AVERAGE([.C8];[.C28];[.C48];[.C68];[.C88];[.C108];[.C128];[.C148];[.C168];[.C188];[.C208];[.C228])" office:value-type="float" office:value="0.447638888888889">
            <text:p>0.4476388889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17380952380952">
            <text:p>0.5173809524</text:p>
          </table:table-cell>
          <table:table-cell office:value-type="float" office:value="0.213571428571429">
            <text:p>0.2135714286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35">
            <text:p>0.35</text:p>
          </table:table-cell>
          <table:table-cell table:formula="of:=AVERAGE([.B9];[.B29];[.B49];[.B69];[.B89];[.B109];[.B129];[.B149];[.B169];[.B189];[.B209];[.B229])" office:value-type="float" office:value="0.532242063492063">
            <text:p>0.5322420635</text:p>
          </table:table-cell>
          <table:table-cell table:formula="of:=AVERAGE([.C9];[.C29];[.C49];[.C69];[.C89];[.C109];[.C129];[.C149];[.C169];[.C189];[.C209];[.C229])" office:value-type="float" office:value="0.371619352869353">
            <text:p>0.3716193529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21428571428571">
            <text:p>0.5214285714</text:p>
          </table:table-cell>
          <table:table-cell office:value-type="float" office:value="0.271904761904762">
            <text:p>0.271904761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4">
            <text:p>0.4</text:p>
          </table:table-cell>
          <table:table-cell table:formula="of:=AVERAGE([.B10];[.B30];[.B50];[.B70];[.B90];[.B110];[.B130];[.B150];[.B170];[.B190];[.B210];[.B230])" office:value-type="float" office:value="0.533690476190476">
            <text:p>0.5336904762</text:p>
          </table:table-cell>
          <table:table-cell table:formula="of:=AVERAGE([.C10];[.C30];[.C50];[.C70];[.C90];[.C110];[.C130];[.C150];[.C170];[.C190];[.C210];[.C230])" office:value-type="float" office:value="0.345578449328449">
            <text:p>0.3455784493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14047619047619">
            <text:p>0.514047619</text:p>
          </table:table-cell>
          <table:table-cell office:value-type="float" office:value="0.252142857142857">
            <text:p>0.252142857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45">
            <text:p>0.45</text:p>
          </table:table-cell>
          <table:table-cell table:formula="of:=AVERAGE([.B11];[.B31];[.B51];[.B71];[.B91];[.B111];[.B131];[.B151];[.B171];[.B191];[.B211];[.B231])" office:value-type="float" office:value="0.517460317460317">
            <text:p>0.5174603175</text:p>
          </table:table-cell>
          <table:table-cell table:formula="of:=AVERAGE([.C11];[.C31];[.C51];[.C71];[.C91];[.C111];[.C131];[.C151];[.C171];[.C191];[.C211];[.C231])" office:value-type="float" office:value="0.266017755392755">
            <text:p>0.2660177554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520714285714286">
            <text:p>0.5207142857</text:p>
          </table:table-cell>
          <table:table-cell office:value-type="float" office:value="0.286190476190476">
            <text:p>0.286190476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5">
            <text:p>0.5</text:p>
          </table:table-cell>
          <table:table-cell table:formula="of:=AVERAGE([.B12];[.B32];[.B52];[.B72];[.B92];[.B112];[.B132];[.B152];[.B172];[.B192];[.B212];[.B232])" office:value-type="float" office:value="0.512896825396825">
            <text:p>0.5128968254</text:p>
          </table:table-cell>
          <table:table-cell table:formula="of:=AVERAGE([.C12];[.C32];[.C52];[.C72];[.C92];[.C112];[.C132];[.C152];[.C172];[.C192];[.C212];[.C232])" office:value-type="float" office:value="0.263285510785511">
            <text:p>0.2632855108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499285714285714">
            <text:p>0.4992857143</text:p>
          </table:table-cell>
          <table:table-cell office:value-type="float" office:value="0.11">
            <text:p>0.1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55">
            <text:p>0.55</text:p>
          </table:table-cell>
          <table:table-cell table:formula="of:=AVERAGE([.B13];[.B33];[.B53];[.B73];[.B93];[.B113];[.B133];[.B153];[.B173];[.B193];[.B213];[.B233])" office:value-type="float" office:value="0.51359126984127">
            <text:p>0.5135912698</text:p>
          </table:table-cell>
          <table:table-cell table:formula="of:=AVERAGE([.C13];[.C33];[.C53];[.C73];[.C93];[.C113];[.C133];[.C153];[.C173];[.C193];[.C213];[.C233])" office:value-type="float" office:value="0.20744708994709">
            <text:p>0.2074470899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496904761904762">
            <text:p>0.4969047619</text:p>
          </table:table-cell>
          <table:table-cell office:value-type="float" office:value="0.0766666666666667">
            <text:p>0.07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6">
            <text:p>0.6</text:p>
          </table:table-cell>
          <table:table-cell table:formula="of:=AVERAGE([.B14];[.B34];[.B54];[.B74];[.B94];[.B114];[.B134];[.B154];[.B174];[.B194];[.B214];[.B234])" office:value-type="float" office:value="0.50375">
            <text:p>0.50375</text:p>
          </table:table-cell>
          <table:table-cell table:formula="of:=AVERAGE([.C14];[.C34];[.C54];[.C74];[.C94];[.C114];[.C134];[.C154];[.C174];[.C194];[.C214];[.C234])" office:value-type="float" office:value="0.167845187220187">
            <text:p>0.1678451872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506666666666667">
            <text:p>0.5066666667</text:p>
          </table:table-cell>
          <table:table-cell office:value-type="float" office:value="0.312087912087912">
            <text:p>0.312087912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65">
            <text:p>0.65</text:p>
          </table:table-cell>
          <table:table-cell table:formula="of:=AVERAGE([.B15];[.B35];[.B55];[.B75];[.B95];[.B115];[.B135];[.B155];[.B175];[.B195];[.B215];[.B235])" office:value-type="float" office:value="0.506746031746032">
            <text:p>0.5067460317</text:p>
          </table:table-cell>
          <table:table-cell table:formula="of:=AVERAGE([.C15];[.C35];[.C55];[.C75];[.C95];[.C115];[.C135];[.C155];[.C175];[.C195];[.C215];[.C235])" office:value-type="float" office:value="0.184948294882505">
            <text:p>0.1849482949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502380952380952">
            <text:p>0.5023809524</text:p>
          </table:table-cell>
          <table:table-cell office:value-type="float" office:value="0.157380952380952">
            <text:p>0.157380952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7">
            <text:p>0.7</text:p>
          </table:table-cell>
          <table:table-cell table:formula="of:=AVERAGE([.B16];[.B36];[.B56];[.B76];[.B96];[.B116];[.B136];[.B156];[.B176];[.B196];[.B216];[.B236])" office:value-type="float" office:value="0.505456349206349">
            <text:p>0.5054563492</text:p>
          </table:table-cell>
          <table:table-cell table:formula="of:=AVERAGE([.C16];[.C36];[.C56];[.C76];[.C96];[.C116];[.C136];[.C156];[.C176];[.C196];[.C216];[.C236])" office:value-type="float" office:value="0.180112179487179">
            <text:p>0.1801121795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511904761904762">
            <text:p>0.5119047619</text:p>
          </table:table-cell>
          <table:table-cell office:value-type="float" office:value="0.140119047619048">
            <text:p>0.1401190476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75">
            <text:p>0.75</text:p>
          </table:table-cell>
          <table:table-cell table:formula="of:=AVERAGE([.B17];[.B37];[.B57];[.B77];[.B97];[.B117];[.B137];[.B157];[.B177];[.B197];[.B217];[.B237])" office:value-type="float" office:value="0.505218253968254">
            <text:p>0.505218254</text:p>
          </table:table-cell>
          <table:table-cell table:formula="of:=AVERAGE([.C17];[.C37];[.C57];[.C77];[.C97];[.C117];[.C137];[.C157];[.C177];[.C197];[.C217];[.C237])" office:value-type="float" office:value="0.177869607244607">
            <text:p>0.1778696072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505">
            <text:p>0.505</text:p>
          </table:table-cell>
          <table:table-cell office:value-type="float" office:value="0.234310134310134">
            <text:p>0.234310134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8">
            <text:p>0.8</text:p>
          </table:table-cell>
          <table:table-cell table:formula="of:=AVERAGE([.B18];[.B38];[.B58];[.B78];[.B98];[.B118];[.B138];[.B158];[.B178];[.B198];[.B218];[.B238])" office:value-type="float" office:value="0.506488095238095">
            <text:p>0.5064880952</text:p>
          </table:table-cell>
          <table:table-cell table:formula="of:=AVERAGE([.C18];[.C38];[.C58];[.C78];[.C98];[.C118];[.C138];[.C158];[.C178];[.C198];[.C218];[.C238])" office:value-type="float" office:value="0.187258597883598">
            <text:p>0.1872585979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51">
            <text:p>0.51</text:p>
          </table:table-cell>
          <table:table-cell office:value-type="float" office:value="0.218315018315018">
            <text:p>0.218315018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85">
            <text:p>0.85</text:p>
          </table:table-cell>
          <table:table-cell table:formula="of:=AVERAGE([.B19];[.B39];[.B59];[.B79];[.B99];[.B119];[.B139];[.B159];[.B179];[.B199];[.B219];[.B239])" office:value-type="float" office:value="0.503670634920635">
            <text:p>0.5036706349</text:p>
          </table:table-cell>
          <table:table-cell table:formula="of:=AVERAGE([.C19];[.C39];[.C59];[.C79];[.C99];[.C119];[.C139];[.C159];[.C179];[.C199];[.C219];[.C239])" office:value-type="float" office:value="0.177789902998236">
            <text:p>0.177789903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507142857142857">
            <text:p>0.5071428571</text:p>
          </table:table-cell>
          <table:table-cell office:value-type="float" office:value="0.169761904761905">
            <text:p>0.169761904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9">
            <text:p>0.9</text:p>
          </table:table-cell>
          <table:table-cell table:formula="of:=AVERAGE([.B20];[.B40];[.B60];[.B80];[.B100];[.B120];[.B140];[.B160];[.B180];[.B200];[.B220];[.B240])" office:value-type="float" office:value="0.505496031746032">
            <text:p>0.5054960317</text:p>
          </table:table-cell>
          <table:table-cell table:formula="of:=AVERAGE([.C20];[.C40];[.C60];[.C80];[.C100];[.C120];[.C140];[.C160];[.C180];[.C200];[.C220];[.C240])" office:value-type="float" office:value="0.160840803932909">
            <text:p>0.1608408039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517619047619048">
            <text:p>0.5176190476</text:p>
          </table:table-cell>
          <table:table-cell office:value-type="float" office:value="0.29">
            <text:p>0.2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/>
          <table:table-cell office:value-type="float" office:value="0.95">
            <text:p>0.95</text:p>
          </table:table-cell>
          <table:table-cell table:formula="of:=AVERAGE([.B21];[.B41];[.B61];[.B81];[.B101];[.B121];[.B141];[.B161];[.B181];[.B201];[.B221];[.B241])" office:value-type="float" office:value="0.502281746031746">
            <text:p>0.502281746</text:p>
          </table:table-cell>
          <table:table-cell table:formula="of:=AVERAGE([.C21];[.C41];[.C61];[.C81];[.C101];[.C121];[.C141];[.C161];[.C181];[.C201];[.C221];[.C241])" office:value-type="float" office:value="0.175627543752544">
            <text:p>0.1756275438</text:p>
          </table:table-cell>
          <table:table-cell table:number-columns-repeated="2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711190476190476">
            <text:p>0.7111904762</text:p>
          </table:table-cell>
          <table:table-cell office:value-type="float" office:value="0.836666666666667">
            <text:p>0.83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63047619047619">
            <text:p>0.6304761905</text:p>
          </table:table-cell>
          <table:table-cell office:value-type="float" office:value="0.773333333333334">
            <text:p>0.77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587857142857143">
            <text:p>0.5878571429</text:p>
          </table:table-cell>
          <table:table-cell office:value-type="float" office:value="0.641666666666667">
            <text:p>0.64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71904761904762">
            <text:p>0.5719047619</text:p>
          </table:table-cell>
          <table:table-cell office:value-type="float" office:value="0.588333333333333">
            <text:p>0.58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27380952380952">
            <text:p>0.5273809524</text:p>
          </table:table-cell>
          <table:table-cell office:value-type="float" office:value="0.48034188034188">
            <text:p>0.480341880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42380952380952">
            <text:p>0.5423809524</text:p>
          </table:table-cell>
          <table:table-cell office:value-type="float" office:value="0.368333333333333">
            <text:p>0.36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51190476190476">
            <text:p>0.5511904762</text:p>
          </table:table-cell>
          <table:table-cell office:value-type="float" office:value="0.395">
            <text:p>0.39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42380952380952">
            <text:p>0.5423809524</text:p>
          </table:table-cell>
          <table:table-cell office:value-type="float" office:value="0.361428571428571">
            <text:p>0.361428571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07857142857143">
            <text:p>0.5078571429</text:p>
          </table:table-cell>
          <table:table-cell office:value-type="float" office:value="0.216428571428571">
            <text:p>0.216428571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51547619047619">
            <text:p>0.5154761905</text:p>
          </table:table-cell>
          <table:table-cell office:value-type="float" office:value="0.333452380952381">
            <text:p>0.33345238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51547619047619">
            <text:p>0.5154761905</text:p>
          </table:table-cell>
          <table:table-cell office:value-type="float" office:value="0.241025641025641">
            <text:p>0.24102564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499047619047619">
            <text:p>0.499047619</text:p>
          </table:table-cell>
          <table:table-cell office:value-type="float" office:value="0.220952380952381">
            <text:p>0.22095238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51047619047619">
            <text:p>0.5104761905</text:p>
          </table:table-cell>
          <table:table-cell office:value-type="float" office:value="0.186666666666667">
            <text:p>0.18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501428571428571">
            <text:p>0.5014285714</text:p>
          </table:table-cell>
          <table:table-cell office:value-type="float" office:value="0.179047619047619">
            <text:p>0.17904761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514285714285714">
            <text:p>0.5142857143</text:p>
          </table:table-cell>
          <table:table-cell office:value-type="float" office:value="0.212142857142857">
            <text:p>0.212142857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509761904761905">
            <text:p>0.5097619048</text:p>
          </table:table-cell>
          <table:table-cell office:value-type="float" office:value="0.167521367521368">
            <text:p>0.167521367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499761904761905">
            <text:p>0.4997619048</text:p>
          </table:table-cell>
          <table:table-cell office:value-type="float" office:value="0.134047619047619">
            <text:p>0.13404761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496428571428571">
            <text:p>0.4964285714</text:p>
          </table:table-cell>
          <table:table-cell office:value-type="float" office:value="0.169642857142857">
            <text:p>0.169642857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511666666666667">
            <text:p>0.5116666667</text:p>
          </table:table-cell>
          <table:table-cell office:value-type="float" office:value="0.0816666666666667">
            <text:p>0.08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731428571428571">
            <text:p>0.7314285714</text:p>
          </table:table-cell>
          <table:table-cell office:value-type="float" office:value="0.851666666666667">
            <text:p>0.85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670238095238095">
            <text:p>0.6702380952</text:p>
          </table:table-cell>
          <table:table-cell office:value-type="float" office:value="0.75">
            <text:p>0.7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602380952380952">
            <text:p>0.6023809524</text:p>
          </table:table-cell>
          <table:table-cell office:value-type="float" office:value="0.713333333333333">
            <text:p>0.71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71428571428571">
            <text:p>0.5714285714</text:p>
          </table:table-cell>
          <table:table-cell office:value-type="float" office:value="0.593809523809524">
            <text:p>0.593809523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92857142857143">
            <text:p>0.5928571429</text:p>
          </table:table-cell>
          <table:table-cell office:value-type="float" office:value="0.64">
            <text:p>0.6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33333333333333">
            <text:p>0.5333333333</text:p>
          </table:table-cell>
          <table:table-cell office:value-type="float" office:value="0.353809523809524">
            <text:p>0.353809523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44047619047619">
            <text:p>0.544047619</text:p>
          </table:table-cell>
          <table:table-cell office:value-type="float" office:value="0.360714285714286">
            <text:p>0.360714285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49761904761905">
            <text:p>0.5497619048</text:p>
          </table:table-cell>
          <table:table-cell office:value-type="float" office:value="0.5">
            <text:p>0.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06904761904762">
            <text:p>0.5069047619</text:p>
          </table:table-cell>
          <table:table-cell office:value-type="float" office:value="0.183333333333333">
            <text:p>0.18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532380952380952">
            <text:p>0.5323809524</text:p>
          </table:table-cell>
          <table:table-cell office:value-type="float" office:value="0.300854700854701">
            <text:p>0.300854700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509761904761905">
            <text:p>0.5097619048</text:p>
          </table:table-cell>
          <table:table-cell office:value-type="float" office:value="0.20952380952381">
            <text:p>0.209523809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499761904761905">
            <text:p>0.4997619048</text:p>
          </table:table-cell>
          <table:table-cell office:value-type="float" office:value="0.178095238095238">
            <text:p>0.178095238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499047619047619">
            <text:p>0.499047619</text:p>
          </table:table-cell>
          <table:table-cell office:value-type="float" office:value="0.122380952380952">
            <text:p>0.122380952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51">
            <text:p>0.51</text:p>
          </table:table-cell>
          <table:table-cell office:value-type="float" office:value="0.161190476190476">
            <text:p>0.161190476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487619047619048">
            <text:p>0.4876190476</text:p>
          </table:table-cell>
          <table:table-cell office:value-type="float" office:value="0.161507936507937">
            <text:p>0.161507936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502380952380952">
            <text:p>0.5023809524</text:p>
          </table:table-cell>
          <table:table-cell office:value-type="float" office:value="0.114285714285714">
            <text:p>0.114285714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510952380952381">
            <text:p>0.510952381</text:p>
          </table:table-cell>
          <table:table-cell office:value-type="float" office:value="0.190476190476191">
            <text:p>0.190476190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520952380952381">
            <text:p>0.520952381</text:p>
          </table:table-cell>
          <table:table-cell office:value-type="float" office:value="0.273260073260073">
            <text:p>0.27326007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49952380952381">
            <text:p>0.4995238095</text:p>
          </table:table-cell>
          <table:table-cell office:value-type="float" office:value="0.2625">
            <text:p>0.262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702857142857143">
            <text:p>0.7028571429</text:p>
          </table:table-cell>
          <table:table-cell office:value-type="float" office:value="0.863333333333333">
            <text:p>0.86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652857142857143">
            <text:p>0.6528571429</text:p>
          </table:table-cell>
          <table:table-cell office:value-type="float" office:value="0.805">
            <text:p>0.80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616904761904762">
            <text:p>0.6169047619</text:p>
          </table:table-cell>
          <table:table-cell office:value-type="float" office:value="0.803333333333333">
            <text:p>0.80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44047619047619">
            <text:p>0.544047619</text:p>
          </table:table-cell>
          <table:table-cell office:value-type="float" office:value="0.497435897435897">
            <text:p>0.497435897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619523809523809">
            <text:p>0.6195238095</text:p>
          </table:table-cell>
          <table:table-cell office:value-type="float" office:value="0.658333333333333">
            <text:p>0.65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55">
            <text:p>0.555</text:p>
          </table:table-cell>
          <table:table-cell office:value-type="float" office:value="0.486666666666667">
            <text:p>0.48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32619047619047">
            <text:p>0.5326190476</text:p>
          </table:table-cell>
          <table:table-cell office:value-type="float" office:value="0.33">
            <text:p>0.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55238095238095">
            <text:p>0.5552380952</text:p>
          </table:table-cell>
          <table:table-cell office:value-type="float" office:value="0.428333333333333">
            <text:p>0.42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27857142857143">
            <text:p>0.5278571429</text:p>
          </table:table-cell>
          <table:table-cell office:value-type="float" office:value="0.246666666666667">
            <text:p>0.24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512380952380952">
            <text:p>0.5123809524</text:p>
          </table:table-cell>
          <table:table-cell office:value-type="float" office:value="0.341428571428571">
            <text:p>0.341428571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518095238095238">
            <text:p>0.5180952381</text:p>
          </table:table-cell>
          <table:table-cell office:value-type="float" office:value="0.305952380952381">
            <text:p>0.30595238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519047619047619">
            <text:p>0.519047619</text:p>
          </table:table-cell>
          <table:table-cell office:value-type="float" office:value="0.158333333333333">
            <text:p>0.15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493809523809524">
            <text:p>0.4938095238</text:p>
          </table:table-cell>
          <table:table-cell office:value-type="float" office:value="0.110238095238095">
            <text:p>0.110238095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496666666666667">
            <text:p>0.4966666667</text:p>
          </table:table-cell>
          <table:table-cell office:value-type="float" office:value="0.248595848595849">
            <text:p>0.2485958486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507857142857143">
            <text:p>0.5078571429</text:p>
          </table:table-cell>
          <table:table-cell office:value-type="float" office:value="0.155677655677656">
            <text:p>0.155677655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513809523809524">
            <text:p>0.5138095238</text:p>
          </table:table-cell>
          <table:table-cell office:value-type="float" office:value="0.193162393162393">
            <text:p>0.193162393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502619047619048">
            <text:p>0.5026190476</text:p>
          </table:table-cell>
          <table:table-cell office:value-type="float" office:value="0.312454212454212">
            <text:p>0.312454212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494523809523809">
            <text:p>0.4945238095</text:p>
          </table:table-cell>
          <table:table-cell office:value-type="float" office:value="0.19452380952381">
            <text:p>0.194523809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49">
            <text:p>0.49</text:p>
          </table:table-cell>
          <table:table-cell office:value-type="float" office:value="0.147252747252747">
            <text:p>0.147252747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619285714285714">
            <text:p>0.6192857143</text:p>
          </table:table-cell>
          <table:table-cell office:value-type="float" office:value="0.708333333333333">
            <text:p>0.70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681190476190476">
            <text:p>0.6811904762</text:p>
          </table:table-cell>
          <table:table-cell office:value-type="float" office:value="0.771666666666667">
            <text:p>0.77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569761904761905">
            <text:p>0.5697619048</text:p>
          </table:table-cell>
          <table:table-cell office:value-type="float" office:value="0.436666666666667">
            <text:p>0.43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58095238095238">
            <text:p>0.5580952381</text:p>
          </table:table-cell>
          <table:table-cell office:value-type="float" office:value="0.446666666666667">
            <text:p>0.44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77857142857143">
            <text:p>0.5778571429</text:p>
          </table:table-cell>
          <table:table-cell office:value-type="float" office:value="0.548333333333333">
            <text:p>0.54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50714285714286">
            <text:p>0.5507142857</text:p>
          </table:table-cell>
          <table:table-cell office:value-type="float" office:value="0.507857142857143">
            <text:p>0.507857142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19761904761905">
            <text:p>0.5197619048</text:p>
          </table:table-cell>
          <table:table-cell office:value-type="float" office:value="0.345299145299145">
            <text:p>0.345299145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24047619047619">
            <text:p>0.524047619</text:p>
          </table:table-cell>
          <table:table-cell office:value-type="float" office:value="0.287179487179487">
            <text:p>0.287179487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32619047619047">
            <text:p>0.5326190476</text:p>
          </table:table-cell>
          <table:table-cell office:value-type="float" office:value="0.398333333333333">
            <text:p>0.39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512380952380952">
            <text:p>0.5123809524</text:p>
          </table:table-cell>
          <table:table-cell office:value-type="float" office:value="0.246428571428571">
            <text:p>0.246428571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52952380952381">
            <text:p>0.5295238095</text:p>
          </table:table-cell>
          <table:table-cell office:value-type="float" office:value="0.296666666666667">
            <text:p>0.29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505952380952381">
            <text:p>0.505952381</text:p>
          </table:table-cell>
          <table:table-cell office:value-type="float" office:value="0.162142857142857">
            <text:p>0.162142857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504047619047619">
            <text:p>0.504047619</text:p>
          </table:table-cell>
          <table:table-cell office:value-type="float" office:value="0.128693528693529">
            <text:p>0.128693528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490476190476191">
            <text:p>0.4904761905</text:p>
          </table:table-cell>
          <table:table-cell office:value-type="float" office:value="0.104880952380952">
            <text:p>0.104880952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517380952380952">
            <text:p>0.5173809524</text:p>
          </table:table-cell>
          <table:table-cell office:value-type="float" office:value="0.288809523809524">
            <text:p>0.288809523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502619047619048">
            <text:p>0.5026190476</text:p>
          </table:table-cell>
          <table:table-cell office:value-type="float" office:value="0.160238095238095">
            <text:p>0.160238095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51">
            <text:p>0.51</text:p>
          </table:table-cell>
          <table:table-cell office:value-type="float" office:value="0.152142857142857">
            <text:p>0.152142857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504761904761905">
            <text:p>0.5047619048</text:p>
          </table:table-cell>
          <table:table-cell office:value-type="float" office:value="0.146115288220551">
            <text:p>0.146115288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500476190476191">
            <text:p>0.5004761905</text:p>
          </table:table-cell>
          <table:table-cell office:value-type="float" office:value="0.23">
            <text:p>0.2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823095238095238">
            <text:p>0.8230952381</text:p>
          </table:table-cell>
          <table:table-cell office:value-type="float" office:value="0.896666666666667">
            <text:p>0.89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644285714285714">
            <text:p>0.6442857143</text:p>
          </table:table-cell>
          <table:table-cell office:value-type="float" office:value="0.781666666666667">
            <text:p>0.78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595952380952381">
            <text:p>0.595952381</text:p>
          </table:table-cell>
          <table:table-cell office:value-type="float" office:value="0.67547619047619">
            <text:p>0.675476190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73809523809524">
            <text:p>0.5738095238</text:p>
          </table:table-cell>
          <table:table-cell office:value-type="float" office:value="0.516666666666667">
            <text:p>0.51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43333333333333">
            <text:p>0.5433333333</text:p>
          </table:table-cell>
          <table:table-cell office:value-type="float" office:value="0.456666666666667">
            <text:p>0.45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25">
            <text:p>0.525</text:p>
          </table:table-cell>
          <table:table-cell office:value-type="float" office:value="0.366666666666667">
            <text:p>0.36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06190476190476">
            <text:p>0.5061904762</text:p>
          </table:table-cell>
          <table:table-cell office:value-type="float" office:value="0.141190476190476">
            <text:p>0.141190476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17857142857143">
            <text:p>0.5178571429</text:p>
          </table:table-cell>
          <table:table-cell office:value-type="float" office:value="0.206785714285714">
            <text:p>0.206785714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499761904761905">
            <text:p>0.4997619048</text:p>
          </table:table-cell>
          <table:table-cell office:value-type="float" office:value="0.128452380952381">
            <text:p>0.12845238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519285714285714">
            <text:p>0.5192857143</text:p>
          </table:table-cell>
          <table:table-cell office:value-type="float" office:value="0.388333333333333">
            <text:p>0.38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509047619047619">
            <text:p>0.509047619</text:p>
          </table:table-cell>
          <table:table-cell office:value-type="float" office:value="0.199023199023199">
            <text:p>0.19902319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505238095238095">
            <text:p>0.5052380952</text:p>
          </table:table-cell>
          <table:table-cell office:value-type="float" office:value="0.274523809523809">
            <text:p>0.274523809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51452380952381">
            <text:p>0.5145238095</text:p>
          </table:table-cell>
          <table:table-cell office:value-type="float" office:value="0.10952380952381">
            <text:p>0.109523809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50952380952381">
            <text:p>0.5095238095</text:p>
          </table:table-cell>
          <table:table-cell office:value-type="float" office:value="0.193162393162393">
            <text:p>0.193162393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511666666666667">
            <text:p>0.5116666667</text:p>
          </table:table-cell>
          <table:table-cell office:value-type="float" office:value="0.163571428571429">
            <text:p>0.1635714286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508571428571429">
            <text:p>0.5085714286</text:p>
          </table:table-cell>
          <table:table-cell office:value-type="float" office:value="0.285">
            <text:p>0.28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505952380952381">
            <text:p>0.505952381</text:p>
          </table:table-cell>
          <table:table-cell office:value-type="float" office:value="0.125714285714286">
            <text:p>0.125714285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502619047619048">
            <text:p>0.5026190476</text:p>
          </table:table-cell>
          <table:table-cell office:value-type="float" office:value="0.18">
            <text:p>0.1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708333333333333">
            <text:p>0.7083333333</text:p>
          </table:table-cell>
          <table:table-cell office:value-type="float" office:value="0.831666666666667">
            <text:p>0.83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665">
            <text:p>0.665</text:p>
          </table:table-cell>
          <table:table-cell office:value-type="float" office:value="0.858333333333333">
            <text:p>0.85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565714285714286">
            <text:p>0.5657142857</text:p>
          </table:table-cell>
          <table:table-cell office:value-type="float" office:value="0.601666666666667">
            <text:p>0.60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79761904761905">
            <text:p>0.5797619048</text:p>
          </table:table-cell>
          <table:table-cell office:value-type="float" office:value="0.495">
            <text:p>0.49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38333333333333">
            <text:p>0.5383333333</text:p>
          </table:table-cell>
          <table:table-cell office:value-type="float" office:value="0.427350427350427">
            <text:p>0.427350427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37619047619048">
            <text:p>0.5376190476</text:p>
          </table:table-cell>
          <table:table-cell office:value-type="float" office:value="0.406666666666667">
            <text:p>0.40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23809523809524">
            <text:p>0.5238095238</text:p>
          </table:table-cell>
          <table:table-cell office:value-type="float" office:value="0.441514041514041">
            <text:p>0.441514041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35238095238095">
            <text:p>0.5352380952</text:p>
          </table:table-cell>
          <table:table-cell office:value-type="float" office:value="0.391190476190476">
            <text:p>0.391190476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24761904761905">
            <text:p>0.5247619048</text:p>
          </table:table-cell>
          <table:table-cell office:value-type="float" office:value="0.341666666666667">
            <text:p>0.34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504285714285714">
            <text:p>0.5042857143</text:p>
          </table:table-cell>
          <table:table-cell office:value-type="float" office:value="0.221666666666667">
            <text:p>0.22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508571428571429">
            <text:p>0.5085714286</text:p>
          </table:table-cell>
          <table:table-cell office:value-type="float" office:value="0.0416666666666667">
            <text:p>0.04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498571428571429">
            <text:p>0.4985714286</text:p>
          </table:table-cell>
          <table:table-cell office:value-type="float" office:value="0.122142857142857">
            <text:p>0.122142857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511904761904762">
            <text:p>0.5119047619</text:p>
          </table:table-cell>
          <table:table-cell office:value-type="float" office:value="0.196992481203008">
            <text:p>0.196992481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505238095238095">
            <text:p>0.5052380952</text:p>
          </table:table-cell>
          <table:table-cell office:value-type="float" office:value="0.117380952380952">
            <text:p>0.117380952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505">
            <text:p>0.505</text:p>
          </table:table-cell>
          <table:table-cell office:value-type="float" office:value="0.145909645909646">
            <text:p>0.145909645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505952380952381">
            <text:p>0.505952381</text:p>
          </table:table-cell>
          <table:table-cell office:value-type="float" office:value="0.210989010989011">
            <text:p>0.21098901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497380952380952">
            <text:p>0.4973809524</text:p>
          </table:table-cell>
          <table:table-cell office:value-type="float" office:value="0.0847619047619048">
            <text:p>0.084761904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503571428571429">
            <text:p>0.5035714286</text:p>
          </table:table-cell>
          <table:table-cell office:value-type="float" office:value="0.0966666666666667">
            <text:p>0.09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501428571428571">
            <text:p>0.5014285714</text:p>
          </table:table-cell>
          <table:table-cell office:value-type="float" office:value="0.201190476190476">
            <text:p>0.201190476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793809523809524">
            <text:p>0.7938095238</text:p>
          </table:table-cell>
          <table:table-cell office:value-type="float" office:value="0.87">
            <text:p>0.8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750714285714286">
            <text:p>0.7507142857</text:p>
          </table:table-cell>
          <table:table-cell office:value-type="float" office:value="0.728333333333333">
            <text:p>0.72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740714285714286">
            <text:p>0.7407142857</text:p>
          </table:table-cell>
          <table:table-cell office:value-type="float" office:value="0.816666666666667">
            <text:p>0.81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70714285714286">
            <text:p>0.5707142857</text:p>
          </table:table-cell>
          <table:table-cell office:value-type="float" office:value="0.653333333333333">
            <text:p>0.65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3452380952381">
            <text:p>0.5345238095</text:p>
          </table:table-cell>
          <table:table-cell office:value-type="float" office:value="0.348333333333333">
            <text:p>0.34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6047619047619">
            <text:p>0.5604761905</text:p>
          </table:table-cell>
          <table:table-cell office:value-type="float" office:value="0.63">
            <text:p>0.6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0952380952381">
            <text:p>0.5095238095</text:p>
          </table:table-cell>
          <table:table-cell office:value-type="float" office:value="0.316190476190476">
            <text:p>0.316190476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23809523809524">
            <text:p>0.5238095238</text:p>
          </table:table-cell>
          <table:table-cell office:value-type="float" office:value="0.213571428571429">
            <text:p>0.2135714286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27619047619048">
            <text:p>0.5276190476</text:p>
          </table:table-cell>
          <table:table-cell office:value-type="float" office:value="0.283760683760684">
            <text:p>0.283760683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522619047619048">
            <text:p>0.5226190476</text:p>
          </table:table-cell>
          <table:table-cell office:value-type="float" office:value="0.344761904761905">
            <text:p>0.344761904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496666666666667">
            <text:p>0.4966666667</text:p>
          </table:table-cell>
          <table:table-cell office:value-type="float" office:value="0.165">
            <text:p>0.16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502380952380952">
            <text:p>0.5023809524</text:p>
          </table:table-cell>
          <table:table-cell office:value-type="float" office:value="0.163333333333333">
            <text:p>0.16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503809523809524">
            <text:p>0.5038095238</text:p>
          </table:table-cell>
          <table:table-cell office:value-type="float" office:value="0.18">
            <text:p>0.1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503571428571429">
            <text:p>0.5035714286</text:p>
          </table:table-cell>
          <table:table-cell office:value-type="float" office:value="0.111666666666667">
            <text:p>0.11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509047619047619">
            <text:p>0.509047619</text:p>
          </table:table-cell>
          <table:table-cell office:value-type="float" office:value="0.15">
            <text:p>0.1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494047619047619">
            <text:p>0.494047619</text:p>
          </table:table-cell>
          <table:table-cell office:value-type="float" office:value="0.186547619047619">
            <text:p>0.18654761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496428571428571">
            <text:p>0.4964285714</text:p>
          </table:table-cell>
          <table:table-cell office:value-type="float" office:value="0.193333333333333">
            <text:p>0.19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500714285714286">
            <text:p>0.5007142857</text:p>
          </table:table-cell>
          <table:table-cell office:value-type="float" office:value="0.131904761904762">
            <text:p>0.131904761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494285714285714">
            <text:p>0.4942857143</text:p>
          </table:table-cell>
          <table:table-cell office:value-type="float" office:value="0.0253968253968254">
            <text:p>0.025396825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838571428571428">
            <text:p>0.8385714286</text:p>
          </table:table-cell>
          <table:table-cell office:value-type="float" office:value="0.955">
            <text:p>0.95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657619047619047">
            <text:p>0.6576190476</text:p>
          </table:table-cell>
          <table:table-cell office:value-type="float" office:value="0.798333333333333">
            <text:p>0.79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617619047619048">
            <text:p>0.6176190476</text:p>
          </table:table-cell>
          <table:table-cell office:value-type="float" office:value="0.573333333333333">
            <text:p>0.57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78095238095238">
            <text:p>0.5780952381</text:p>
          </table:table-cell>
          <table:table-cell office:value-type="float" office:value="0.495">
            <text:p>0.49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68095238095238">
            <text:p>0.5680952381</text:p>
          </table:table-cell>
          <table:table-cell office:value-type="float" office:value="0.496666666666667">
            <text:p>0.49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52619047619048">
            <text:p>0.5526190476</text:p>
          </table:table-cell>
          <table:table-cell office:value-type="float" office:value="0.441666666666667">
            <text:p>0.44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12380952380952">
            <text:p>0.5123809524</text:p>
          </table:table-cell>
          <table:table-cell office:value-type="float" office:value="0.31547619047619">
            <text:p>0.315476190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55952380952381">
            <text:p>0.555952381</text:p>
          </table:table-cell>
          <table:table-cell office:value-type="float" office:value="0.486666666666667">
            <text:p>0.48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04523809523809">
            <text:p>0.5045238095</text:p>
          </table:table-cell>
          <table:table-cell office:value-type="float" office:value="0.195">
            <text:p>0.19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521190476190476">
            <text:p>0.5211904762</text:p>
          </table:table-cell>
          <table:table-cell office:value-type="float" office:value="0.364761904761905">
            <text:p>0.364761904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507619047619048">
            <text:p>0.5076190476</text:p>
          </table:table-cell>
          <table:table-cell office:value-type="float" office:value="0.157222222222222">
            <text:p>0.157222222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504047619047619">
            <text:p>0.504047619</text:p>
          </table:table-cell>
          <table:table-cell office:value-type="float" office:value="0.251428571428571">
            <text:p>0.251428571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524523809523809">
            <text:p>0.5245238095</text:p>
          </table:table-cell>
          <table:table-cell office:value-type="float" office:value="0.195">
            <text:p>0.19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507380952380952">
            <text:p>0.5073809524</text:p>
          </table:table-cell>
          <table:table-cell office:value-type="float" office:value="0.351526251526251">
            <text:p>0.351526251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503809523809524">
            <text:p>0.5038095238</text:p>
          </table:table-cell>
          <table:table-cell office:value-type="float" office:value="0.103296703296703">
            <text:p>0.10329670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491904761904762">
            <text:p>0.4919047619</text:p>
          </table:table-cell>
          <table:table-cell office:value-type="float" office:value="0.231868131868132">
            <text:p>0.231868131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501190476190476">
            <text:p>0.5011904762</text:p>
          </table:table-cell>
          <table:table-cell office:value-type="float" office:value="0.223452380952381">
            <text:p>0.22345238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503809523809524">
            <text:p>0.5038095238</text:p>
          </table:table-cell>
          <table:table-cell office:value-type="float" office:value="0.159761904761905">
            <text:p>0.159761904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489285714285714">
            <text:p>0.4892857143</text:p>
          </table:table-cell>
          <table:table-cell office:value-type="float" office:value="0.118333333333333">
            <text:p>0.11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66452380952381">
            <text:p>0.6645238095</text:p>
          </table:table-cell>
          <table:table-cell office:value-type="float" office:value="0.863333333333333">
            <text:p>0.86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634047619047619">
            <text:p>0.634047619</text:p>
          </table:table-cell>
          <table:table-cell office:value-type="float" office:value="0.715">
            <text:p>0.71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665714285714286">
            <text:p>0.6657142857</text:p>
          </table:table-cell>
          <table:table-cell office:value-type="float" office:value="0.696666666666667">
            <text:p>0.69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48095238095238">
            <text:p>0.5480952381</text:p>
          </table:table-cell>
          <table:table-cell office:value-type="float" office:value="0.465">
            <text:p>0.46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78333333333333">
            <text:p>0.5783333333</text:p>
          </table:table-cell>
          <table:table-cell office:value-type="float" office:value="0.565">
            <text:p>0.56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27380952380952">
            <text:p>0.5273809524</text:p>
          </table:table-cell>
          <table:table-cell office:value-type="float" office:value="0.383333333333333">
            <text:p>0.38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47857142857143">
            <text:p>0.5478571429</text:p>
          </table:table-cell>
          <table:table-cell office:value-type="float" office:value="0.486666666666667">
            <text:p>0.48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27619047619048">
            <text:p>0.5276190476</text:p>
          </table:table-cell>
          <table:table-cell office:value-type="float" office:value="0.431666666666667">
            <text:p>0.43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16190476190476">
            <text:p>0.5161904762</text:p>
          </table:table-cell>
          <table:table-cell office:value-type="float" office:value="0.277380952380952">
            <text:p>0.277380952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511190476190476">
            <text:p>0.5111904762</text:p>
          </table:table-cell>
          <table:table-cell office:value-type="float" office:value="0.306666666666667">
            <text:p>0.30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513571428571429">
            <text:p>0.5135714286</text:p>
          </table:table-cell>
          <table:table-cell office:value-type="float" office:value="0.168333333333333">
            <text:p>0.16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494285714285714">
            <text:p>0.4942857143</text:p>
          </table:table-cell>
          <table:table-cell office:value-type="float" office:value="0.143571428571429">
            <text:p>0.1435714286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501190476190476">
            <text:p>0.5011904762</text:p>
          </table:table-cell>
          <table:table-cell office:value-type="float" office:value="0.165238095238095">
            <text:p>0.165238095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505714285714286">
            <text:p>0.5057142857</text:p>
          </table:table-cell>
          <table:table-cell office:value-type="float" office:value="0.156904761904762">
            <text:p>0.156904761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504285714285714">
            <text:p>0.5042857143</text:p>
          </table:table-cell>
          <table:table-cell office:value-type="float" office:value="0.224523809523809">
            <text:p>0.224523809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513809523809524">
            <text:p>0.5138095238</text:p>
          </table:table-cell>
          <table:table-cell office:value-type="float" office:value="0.134047619047619">
            <text:p>0.13404761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521904761904762">
            <text:p>0.5219047619</text:p>
          </table:table-cell>
          <table:table-cell office:value-type="float" office:value="0.106666666666667">
            <text:p>0.10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513571428571429">
            <text:p>0.5135714286</text:p>
          </table:table-cell>
          <table:table-cell office:value-type="float" office:value="0.134047619047619">
            <text:p>0.13404761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498571428571429">
            <text:p>0.4985714286</text:p>
          </table:table-cell>
          <table:table-cell office:value-type="float" office:value="0.21547619047619">
            <text:p>0.215476190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758809523809524">
            <text:p>0.7588095238</text:p>
          </table:table-cell>
          <table:table-cell office:value-type="float" office:value="0.925">
            <text:p>0.92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667380952380952">
            <text:p>0.6673809524</text:p>
          </table:table-cell>
          <table:table-cell office:value-type="float" office:value="0.743333333333333">
            <text:p>0.74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595714285714286">
            <text:p>0.5957142857</text:p>
          </table:table-cell>
          <table:table-cell office:value-type="float" office:value="0.686666666666667">
            <text:p>0.68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71904761904762">
            <text:p>0.5719047619</text:p>
          </table:table-cell>
          <table:table-cell office:value-type="float" office:value="0.523809523809524">
            <text:p>0.5238095238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58571428571428">
            <text:p>0.5585714286</text:p>
          </table:table-cell>
          <table:table-cell office:value-type="float" office:value="0.571666666666667">
            <text:p>0.571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53095238095238">
            <text:p>0.5530952381</text:p>
          </table:table-cell>
          <table:table-cell office:value-type="float" office:value="0.525">
            <text:p>0.52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60238095238095">
            <text:p>0.5602380952</text:p>
          </table:table-cell>
          <table:table-cell office:value-type="float" office:value="0.448333333333333">
            <text:p>0.44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4047619047619">
            <text:p>0.5404761905</text:p>
          </table:table-cell>
          <table:table-cell office:value-type="float" office:value="0.34047619047619">
            <text:p>0.340476190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12857142857143">
            <text:p>0.5128571429</text:p>
          </table:table-cell>
          <table:table-cell office:value-type="float" office:value="0.27">
            <text:p>0.2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502619047619048">
            <text:p>0.5026190476</text:p>
          </table:table-cell>
          <table:table-cell office:value-type="float" office:value="0.113333333333333">
            <text:p>0.11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527619047619048">
            <text:p>0.5276190476</text:p>
          </table:table-cell>
          <table:table-cell office:value-type="float" office:value="0.246666666666667">
            <text:p>0.24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508095238095238">
            <text:p>0.5080952381</text:p>
          </table:table-cell>
          <table:table-cell office:value-type="float" office:value="0.176666666666667">
            <text:p>0.17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507380952380952">
            <text:p>0.5073809524</text:p>
          </table:table-cell>
          <table:table-cell office:value-type="float" office:value="0.15">
            <text:p>0.1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514285714285714">
            <text:p>0.5142857143</text:p>
          </table:table-cell>
          <table:table-cell office:value-type="float" office:value="0.198534798534799">
            <text:p>0.198534798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495714285714286">
            <text:p>0.4957142857</text:p>
          </table:table-cell>
          <table:table-cell office:value-type="float" office:value="0.216428571428571">
            <text:p>0.216428571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526904761904762">
            <text:p>0.5269047619</text:p>
          </table:table-cell>
          <table:table-cell office:value-type="float" office:value="0.256666666666667">
            <text:p>0.256666666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498333333333333">
            <text:p>0.4983333333</text:p>
          </table:table-cell>
          <table:table-cell office:value-type="float" office:value="0.0718762718762719">
            <text:p>0.071876271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518571428571428">
            <text:p>0.5185714286</text:p>
          </table:table-cell>
          <table:table-cell office:value-type="float" office:value="0.260595238095238">
            <text:p>0.260595238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511190476190476">
            <text:p>0.5111904762</text:p>
          </table:table-cell>
          <table:table-cell office:value-type="float" office:value="0.180238095238095">
            <text:p>0.1802380952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05">
            <text:p>0.05</text:p>
          </table:table-cell>
          <table:table-cell office:value-type="float" office:value="0.727857142857143">
            <text:p>0.7278571429</text:p>
          </table:table-cell>
          <table:table-cell office:value-type="float" office:value="0.883333333333333">
            <text:p>0.88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float" office:value="0.1">
            <text:p>0.1</text:p>
          </table:table-cell>
          <table:table-cell office:value-type="float" office:value="0.609523809523809">
            <text:p>0.6095238095</text:p>
          </table:table-cell>
          <table:table-cell office:value-type="float" office:value="0.705">
            <text:p>0.70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">
            <text:p>0.1</text:p>
          </table:table-cell>
        </table:table-row>
        <table:table-row table:style-name="ro2">
          <table:table-cell office:value-type="float" office:value="0.15">
            <text:p>0.15</text:p>
          </table:table-cell>
          <table:table-cell office:value-type="float" office:value="0.57047619047619">
            <text:p>0.5704761905</text:p>
          </table:table-cell>
          <table:table-cell office:value-type="float" office:value="0.486428571428571">
            <text:p>0.486428571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15">
            <text:p>0.15</text:p>
          </table:table-cell>
        </table:table-row>
        <table:table-row table:style-name="ro2">
          <table:table-cell office:value-type="float" office:value="0.2">
            <text:p>0.2</text:p>
          </table:table-cell>
          <table:table-cell office:value-type="float" office:value="0.564285714285714">
            <text:p>0.5642857143</text:p>
          </table:table-cell>
          <table:table-cell office:value-type="float" office:value="0.44">
            <text:p>0.4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">
            <text:p>0.2</text:p>
          </table:table-cell>
        </table:table-row>
        <table:table-row table:style-name="ro2">
          <table:table-cell office:value-type="float" office:value="0.25">
            <text:p>0.25</text:p>
          </table:table-cell>
          <table:table-cell office:value-type="float" office:value="0.556904761904762">
            <text:p>0.5569047619</text:p>
          </table:table-cell>
          <table:table-cell office:value-type="float" office:value="0.488333333333333">
            <text:p>0.488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25">
            <text:p>0.25</text:p>
          </table:table-cell>
        </table:table-row>
        <table:table-row table:style-name="ro2">
          <table:table-cell office:value-type="float" office:value="0.3">
            <text:p>0.3</text:p>
          </table:table-cell>
          <table:table-cell office:value-type="float" office:value="0.532619047619047">
            <text:p>0.5326190476</text:p>
          </table:table-cell>
          <table:table-cell office:value-type="float" office:value="0.30452380952381">
            <text:p>0.304523809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float" office:value="0.35">
            <text:p>0.35</text:p>
          </table:table-cell>
          <table:table-cell office:value-type="float" office:value="0.543095238095238">
            <text:p>0.5430952381</text:p>
          </table:table-cell>
          <table:table-cell office:value-type="float" office:value="0.44">
            <text:p>0.4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35">
            <text:p>0.35</text:p>
          </table:table-cell>
        </table:table-row>
        <table:table-row table:style-name="ro2">
          <table:table-cell office:value-type="float" office:value="0.4">
            <text:p>0.4</text:p>
          </table:table-cell>
          <table:table-cell office:value-type="float" office:value="0.522142857142857">
            <text:p>0.5221428571</text:p>
          </table:table-cell>
          <table:table-cell office:value-type="float" office:value="0.293333333333333">
            <text:p>0.293333333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">
            <text:p>0.4</text:p>
          </table:table-cell>
        </table:table-row>
        <table:table-row table:style-name="ro2">
          <table:table-cell office:value-type="float" office:value="0.45">
            <text:p>0.45</text:p>
          </table:table-cell>
          <table:table-cell office:value-type="float" office:value="0.516428571428571">
            <text:p>0.5164285714</text:p>
          </table:table-cell>
          <table:table-cell office:value-type="float" office:value="0.320714285714286">
            <text:p>0.320714285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45">
            <text:p>0.45</text:p>
          </table:table-cell>
        </table:table-row>
        <table:table-row table:style-name="ro2">
          <table:table-cell office:value-type="float" office:value="0.5">
            <text:p>0.5</text:p>
          </table:table-cell>
          <table:table-cell office:value-type="float" office:value="0.499761904761905">
            <text:p>0.4997619048</text:p>
          </table:table-cell>
          <table:table-cell office:value-type="float" office:value="0.171428571428571">
            <text:p>0.1714285714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0.55">
            <text:p>0.55</text:p>
          </table:table-cell>
          <table:table-cell office:value-type="float" office:value="0.517619047619048">
            <text:p>0.5176190476</text:p>
          </table:table-cell>
          <table:table-cell office:value-type="float" office:value="0.158974358974359">
            <text:p>0.15897435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55">
            <text:p>0.55</text:p>
          </table:table-cell>
        </table:table-row>
        <table:table-row table:style-name="ro2">
          <table:table-cell office:value-type="float" office:value="0.6">
            <text:p>0.6</text:p>
          </table:table-cell>
          <table:table-cell office:value-type="float" office:value="0.507857142857143">
            <text:p>0.5078571429</text:p>
          </table:table-cell>
          <table:table-cell office:value-type="float" office:value="0.161785714285714">
            <text:p>0.1617857143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0.65">
            <text:p>0.65</text:p>
          </table:table-cell>
          <table:table-cell office:value-type="float" office:value="0.512857142857143">
            <text:p>0.5128571429</text:p>
          </table:table-cell>
          <table:table-cell office:value-type="float" office:value="0.197557997557998">
            <text:p>0.1975579976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float" office:value="0.7">
            <text:p>0.7</text:p>
          </table:table-cell>
          <table:table-cell office:value-type="float" office:value="0.513809523809524">
            <text:p>0.5138095238</text:p>
          </table:table-cell>
          <table:table-cell office:value-type="float" office:value="0.264713064713065">
            <text:p>0.2647130647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0.75">
            <text:p>0.75</text:p>
          </table:table-cell>
          <table:table-cell office:value-type="float" office:value="0.496190476190476">
            <text:p>0.4961904762</text:p>
          </table:table-cell>
          <table:table-cell office:value-type="float" office:value="0.142857142857143">
            <text:p>0.142857142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75">
            <text:p>0.75</text:p>
          </table:table-cell>
        </table:table-row>
        <table:table-row table:style-name="ro2"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0.193894993894994">
            <text:p>0.1938949939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float" office:value="0.85">
            <text:p>0.85</text:p>
          </table:table-cell>
          <table:table-cell office:value-type="float" office:value="0.486904761904762">
            <text:p>0.4869047619</text:p>
          </table:table-cell>
          <table:table-cell office:value-type="float" office:value="0.160952380952381">
            <text:p>0.16095238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float" office:value="0.9">
            <text:p>0.9</text:p>
          </table:table-cell>
          <table:table-cell office:value-type="float" office:value="0.495952380952381">
            <text:p>0.495952381</text:p>
          </table:table-cell>
          <table:table-cell office:value-type="float" office:value="0.0680952380952381">
            <text:p>0.0680952381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0.95">
            <text:p>0.95</text:p>
          </table:table-cell>
          <table:table-cell office:value-type="float" office:value="0.510714285714286">
            <text:p>0.5107142857</text:p>
          </table:table-cell>
          <table:table-cell office:value-type="float" office:value="0.175476190476191">
            <text:p>0.1754761905</text:p>
          </table:table-cell>
          <table:table-cell office:value-type="float" office:value="55">
            <text:p>55</text:p>
          </table:table-cell>
          <table:table-cell table:style-name="ce1" office:value-type="string">
            <text:p>true</text:p>
          </table:table-cell>
          <table:table-cell table:number-columns-repeated="6"/>
          <table:table-cell office:value-type="float" office:value="15">
            <text:p>15</text:p>
          </table:table-cell>
          <table:table-cell table:style-name="ce1" office:value-type="string">
            <text:p>true</text:p>
          </table:table-cell>
          <table:table-cell office:value-type="float" office:value="0.95">
            <text:p>0.95</text:p>
          </table:table-cell>
        </table:table-row>
        <table:table-row table:style-name="ro2" table:number-rows-repeated="1048334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7T14:25:20</dc:date>
    <dc:creator>Paulo Bicalho</dc:creator>
    <meta:document-statistic meta:table-count="1" meta:cell-count="1983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Network Properties</text:p>
        </chart:title>
        <chart:legend chart:legend-position="end" svg:x="11.428cm" svg:y="3.952cm" style:legend-expansion="high" chart:style-name="ch3"/>
        <chart:plot-area chart:style-name="ch4" table:cell-range-address="Sheet1.G1:Sheet1.I21" chart:data-source-has-labels="both" svg:x="0.77cm" svg:y="1.635cm" svg:width="10.018cm" svg:height="6.204cm">
          <chartooo:coordinate-region svg:x="1.497cm" svg:y="1.835cm" svg:width="8.96cm" svg:height="4.959cm"/>
          <chart:axis chart:dimension="x" chart:name="primary-x" chart:style-name="ch5" chartooo:axis-type="auto">
            <chartooo:date-scale/>
            <chart:title svg:x="4.267cm" svg:y="8.019cm" chart:style-name="ch6">
              <text:p>Rewiring Probability</text:p>
            </chart:title>
            <chart:categories table:cell-range-address="Sheet1.G2:Sheet1.G21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H2:Sheet1.H21" chart:label-cell-address="Sheet1.H1:Sheet1.H1" chart:class="chart:line">
            <chart:data-point chart:repeated="20"/>
          </chart:series>
          <chart:series chart:style-name="ch9" chart:values-cell-range-address="Sheet1.I2:Sheet1.I21" chart:label-cell-address="Sheet1.I1:Sheet1.I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uster-Coeficient</text:p>
                <draw:g>
                  <svg:desc>Sheet1.H1:Sheet1.H1</svg:desc>
                </draw:g>
              </table:table-cell>
              <table:table-cell office:value-type="string">
                <text:p>Average-Path-Length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G2:Sheet1.G21</svg:desc>
                </draw:g>
              </table:table-cell>
              <table:table-cell office:value-type="float" office:value="1">
                <text:p>1</text:p>
                <draw:g>
                  <svg:desc>Sheet1.H2:Sheet1.H21</svg:desc>
                </draw:g>
              </table:table-cell>
              <table:table-cell office:value-type="float" office:value="1">
                <text:p>1</text:p>
                <draw:g>
                  <svg:desc>Sheet1.I2:Sheet1.I21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732996031746032">
                <text:p>0.732996031746032</text:p>
              </table:table-cell>
              <table:table-cell office:value-type="float" office:value="0.859027777777778">
                <text:p>0.85902777777777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661388888888889">
                <text:p>0.661388888888889</text:p>
              </table:table-cell>
              <table:table-cell office:value-type="float" office:value="0.773055555555555">
                <text:p>0.773055555555555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608710317460317">
                <text:p>0.608710317460317</text:p>
              </table:table-cell>
              <table:table-cell office:value-type="float" office:value="0.639880952380952">
                <text:p>0.639880952380952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56531746031746">
                <text:p>0.56531746031746</text:p>
              </table:table-cell>
              <table:table-cell office:value-type="float" office:value="0.520421245421245">
                <text:p>0.52042124542124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562976190476191">
                <text:p>0.562976190476191</text:p>
              </table:table-cell>
              <table:table-cell office:value-type="float" office:value="0.522803724053724">
                <text:p>0.52280372405372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45575396825397">
                <text:p>0.545575396825397</text:p>
              </table:table-cell>
              <table:table-cell office:value-type="float" office:value="0.447638888888889">
                <text:p>0.447638888888889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32242063492063">
                <text:p>0.532242063492063</text:p>
              </table:table-cell>
              <table:table-cell office:value-type="float" office:value="0.371619352869353">
                <text:p>0.37161935286935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533690476190476">
                <text:p>0.533690476190476</text:p>
              </table:table-cell>
              <table:table-cell office:value-type="float" office:value="0.345578449328449">
                <text:p>0.345578449328449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517460317460317">
                <text:p>0.517460317460317</text:p>
              </table:table-cell>
              <table:table-cell office:value-type="float" office:value="0.266017755392755">
                <text:p>0.2660177553927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12896825396825">
                <text:p>0.512896825396825</text:p>
              </table:table-cell>
              <table:table-cell office:value-type="float" office:value="0.263285510785511">
                <text:p>0.263285510785511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51359126984127">
                <text:p>0.51359126984127</text:p>
              </table:table-cell>
              <table:table-cell office:value-type="float" office:value="0.20744708994709">
                <text:p>0.2074470899470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50375">
                <text:p>0.50375</text:p>
              </table:table-cell>
              <table:table-cell office:value-type="float" office:value="0.167845187220187">
                <text:p>0.167845187220187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506746031746032">
                <text:p>0.506746031746032</text:p>
              </table:table-cell>
              <table:table-cell office:value-type="float" office:value="0.184948294882505">
                <text:p>0.18494829488250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505456349206349">
                <text:p>0.505456349206349</text:p>
              </table:table-cell>
              <table:table-cell office:value-type="float" office:value="0.180112179487179">
                <text:p>0.180112179487179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505218253968254">
                <text:p>0.505218253968254</text:p>
              </table:table-cell>
              <table:table-cell office:value-type="float" office:value="0.177869607244607">
                <text:p>0.177869607244607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506488095238095">
                <text:p>0.506488095238095</text:p>
              </table:table-cell>
              <table:table-cell office:value-type="float" office:value="0.187258597883598">
                <text:p>0.187258597883598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503670634920635">
                <text:p>0.503670634920635</text:p>
              </table:table-cell>
              <table:table-cell office:value-type="float" office:value="0.177789902998236">
                <text:p>0.17778990299823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505496031746032">
                <text:p>0.505496031746032</text:p>
              </table:table-cell>
              <table:table-cell office:value-type="float" office:value="0.160840803932909">
                <text:p>0.16084080393290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502281746031746">
                <text:p>0.502281746031746</text:p>
              </table:table-cell>
              <table:table-cell office:value-type="float" office:value="0.175627543752544">
                <text:p>0.175627543752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